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style:style style:name="P50" style:family="paragraph" style:parent-style-name="Text_20_body" style:list-style-name="L49"/>
    <style:style style:name="P51" style:family="paragraph" style:parent-style-name="Text_20_body" style:list-style-name="L50"/>
    <style:style style:name="P52" style:family="paragraph" style:parent-style-name="Text_20_body" style:list-style-name="L51"/>
    <style:style style:name="P53" style:family="paragraph" style:parent-style-name="Text_20_body" style:list-style-name="L52"/>
    <style:style style:name="P54" style:family="paragraph" style:parent-style-name="Text_20_body" style:list-style-name="L53"/>
    <style:style style:name="P55" style:family="paragraph" style:parent-style-name="Text_20_body" style:list-style-name="L54"/>
    <style:style style:name="P56" style:family="paragraph" style:parent-style-name="Text_20_body" style:list-style-name="L55"/>
    <style:style style:name="P57" style:family="paragraph" style:parent-style-name="Text_20_body" style:list-style-name="L56"/>
    <style:style style:name="P58" style:family="paragraph" style:parent-style-name="Text_20_body" style:list-style-name="L57"/>
    <style:style style:name="P59" style:family="paragraph" style:parent-style-name="Text_20_body" style:list-style-name="L58"/>
    <style:style style:name="P60" style:family="paragraph" style:parent-style-name="Text_20_body" style:list-style-name="L59"/>
    <style:style style:name="P61" style:family="paragraph" style:parent-style-name="Text_20_body" style:list-style-name="L60"/>
    <style:style style:name="P62" style:family="paragraph" style:parent-style-name="Text_20_body" style:list-style-name="L61"/>
    <style:style style:name="P63" style:family="paragraph" style:parent-style-name="Text_20_body" style:list-style-name="L62"/>
    <style:style style:name="P64" style:family="paragraph" style:parent-style-name="Text_20_body" style:list-style-name="L63"/>
    <style:style style:name="P65" style:family="paragraph" style:parent-style-name="Text_20_body" style:list-style-name="L64"/>
    <style:style style:name="P66" style:family="paragraph" style:parent-style-name="Text_20_body" style:list-style-name="L65"/>
    <style:style style:name="P67" style:family="paragraph" style:parent-style-name="Text_20_body" style:list-style-name="L66"/>
    <style:style style:name="P68" style:family="paragraph" style:parent-style-name="Text_20_body" style:list-style-name="L67"/>
    <style:style style:name="P69" style:family="paragraph" style:parent-style-name="Text_20_body" style:list-style-name="L68"/>
    <style:style style:name="P70" style:family="paragraph" style:parent-style-name="Text_20_body" style:list-style-name="L69"/>
    <style:style style:name="P71" style:family="paragraph" style:parent-style-name="Text_20_body" style:list-style-name="L70"/>
    <style:style style:name="P72" style:family="paragraph" style:parent-style-name="Text_20_body" style:list-style-name="L71"/>
    <style:style style:name="P73" style:family="paragraph" style:parent-style-name="Text_20_body" style:list-style-name="L72"/>
    <style:style style:name="P74" style:family="paragraph" style:parent-style-name="Text_20_body" style:list-style-name="L73"/>
    <style:style style:name="P75" style:family="paragraph" style:parent-style-name="Text_20_body" style:list-style-name="L74"/>
    <style:style style:name="P76" style:family="paragraph" style:parent-style-name="Text_20_body" style:list-style-name="L75"/>
    <style:style style:name="P77" style:family="paragraph" style:parent-style-name="Text_20_body" style:list-style-name="L76"/>
    <style:style style:name="P78" style:family="paragraph" style:parent-style-name="Text_20_body" style:list-style-name="L77"/>
    <style:style style:name="P79" style:family="paragraph" style:parent-style-name="Text_20_body" style:list-style-name="L78"/>
    <style:style style:name="P80" style:family="paragraph" style:parent-style-name="Text_20_body" style:list-style-name="L79"/>
    <style:style style:name="P81" style:family="paragraph" style:parent-style-name="Text_20_body" style:list-style-name="L80"/>
    <style:style style:name="P82" style:family="paragraph" style:parent-style-name="Text_20_body" style:list-style-name="L81"/>
    <style:style style:name="P83" style:family="paragraph" style:parent-style-name="Text_20_body" style:list-style-name="L82"/>
    <style:style style:name="P84" style:family="paragraph" style:parent-style-name="Text_20_body" style:list-style-name="L83"/>
    <style:style style:name="P85" style:family="paragraph" style:parent-style-name="Text_20_body" style:list-style-name="L84"/>
    <style:style style:name="P86" style:family="paragraph" style:parent-style-name="Text_20_body" style:list-style-name="L85"/>
    <style:style style:name="P87" style:family="paragraph" style:parent-style-name="Text_20_body" style:list-style-name="L86"/>
    <style:style style:name="P88" style:family="paragraph" style:parent-style-name="Text_20_body" style:list-style-name="L87"/>
    <style:style style:name="P89" style:family="paragraph" style:parent-style-name="Text_20_body" style:list-style-name="L88"/>
    <style:style style:name="P90" style:family="paragraph" style:parent-style-name="Text_20_body" style:list-style-name="L89"/>
    <style:style style:name="P91" style:family="paragraph" style:parent-style-name="Text_20_body" style:list-style-name="L90"/>
    <style:style style:name="P92" style:family="paragraph" style:parent-style-name="Text_20_body" style:list-style-name="L1">
      <style:paragraph-properties fo:margin-top="0cm" fo:margin-bottom="0cm"/>
    </style:style>
    <style:style style:name="P93" style:family="paragraph" style:parent-style-name="Text_20_body" style:list-style-name="L2">
      <style:paragraph-properties fo:margin-top="0cm" fo:margin-bottom="0cm"/>
    </style:style>
    <style:style style:name="P94" style:family="paragraph" style:parent-style-name="Text_20_body" style:list-style-name="L3">
      <style:paragraph-properties fo:margin-top="0cm" fo:margin-bottom="0cm"/>
    </style:style>
    <style:style style:name="P95" style:family="paragraph" style:parent-style-name="Text_20_body" style:list-style-name="L4">
      <style:paragraph-properties fo:margin-top="0cm" fo:margin-bottom="0cm"/>
    </style:style>
    <style:style style:name="P96" style:family="paragraph" style:parent-style-name="Text_20_body" style:list-style-name="L5">
      <style:paragraph-properties fo:margin-top="0cm" fo:margin-bottom="0cm"/>
    </style:style>
    <style:style style:name="P97" style:family="paragraph" style:parent-style-name="Text_20_body" style:list-style-name="L6">
      <style:paragraph-properties fo:margin-top="0cm" fo:margin-bottom="0cm"/>
    </style:style>
    <style:style style:name="P98" style:family="paragraph" style:parent-style-name="Text_20_body" style:list-style-name="L7">
      <style:paragraph-properties fo:margin-top="0cm" fo:margin-bottom="0cm"/>
    </style:style>
    <style:style style:name="P99" style:family="paragraph" style:parent-style-name="Text_20_body" style:list-style-name="L8">
      <style:paragraph-properties fo:margin-top="0cm" fo:margin-bottom="0cm"/>
    </style:style>
    <style:style style:name="P100" style:family="paragraph" style:parent-style-name="Text_20_body" style:list-style-name="L9">
      <style:paragraph-properties fo:margin-top="0cm" fo:margin-bottom="0cm"/>
    </style:style>
    <style:style style:name="P101" style:family="paragraph" style:parent-style-name="Text_20_body" style:list-style-name="L10">
      <style:paragraph-properties fo:margin-top="0cm" fo:margin-bottom="0cm"/>
    </style:style>
    <style:style style:name="P102" style:family="paragraph" style:parent-style-name="Text_20_body" style:list-style-name="L11">
      <style:paragraph-properties fo:margin-top="0cm" fo:margin-bottom="0cm"/>
    </style:style>
    <style:style style:name="P103" style:family="paragraph" style:parent-style-name="Text_20_body" style:list-style-name="L12">
      <style:paragraph-properties fo:margin-top="0cm" fo:margin-bottom="0cm"/>
    </style:style>
    <style:style style:name="P104" style:family="paragraph" style:parent-style-name="Text_20_body" style:list-style-name="L13">
      <style:paragraph-properties fo:margin-top="0cm" fo:margin-bottom="0cm"/>
    </style:style>
    <style:style style:name="P105" style:family="paragraph" style:parent-style-name="Text_20_body" style:list-style-name="L14">
      <style:paragraph-properties fo:margin-top="0cm" fo:margin-bottom="0cm"/>
    </style:style>
    <style:style style:name="P106" style:family="paragraph" style:parent-style-name="Text_20_body" style:list-style-name="L15">
      <style:paragraph-properties fo:margin-top="0cm" fo:margin-bottom="0cm"/>
    </style:style>
    <style:style style:name="P107" style:family="paragraph" style:parent-style-name="Text_20_body" style:list-style-name="L16">
      <style:paragraph-properties fo:margin-top="0cm" fo:margin-bottom="0cm"/>
    </style:style>
    <style:style style:name="P108" style:family="paragraph" style:parent-style-name="Text_20_body" style:list-style-name="L18">
      <style:paragraph-properties fo:margin-top="0cm" fo:margin-bottom="0cm"/>
    </style:style>
    <style:style style:name="P109" style:family="paragraph" style:parent-style-name="Text_20_body" style:list-style-name="L20">
      <style:paragraph-properties fo:margin-top="0cm" fo:margin-bottom="0cm"/>
    </style:style>
    <style:style style:name="P110" style:family="paragraph" style:parent-style-name="Text_20_body" style:list-style-name="L21">
      <style:paragraph-properties fo:margin-top="0cm" fo:margin-bottom="0cm"/>
    </style:style>
    <style:style style:name="P111" style:family="paragraph" style:parent-style-name="Text_20_body" style:list-style-name="L22">
      <style:paragraph-properties fo:margin-top="0cm" fo:margin-bottom="0cm"/>
    </style:style>
    <style:style style:name="P112" style:family="paragraph" style:parent-style-name="Text_20_body" style:list-style-name="L23">
      <style:paragraph-properties fo:margin-top="0cm" fo:margin-bottom="0cm"/>
    </style:style>
    <style:style style:name="P113" style:family="paragraph" style:parent-style-name="Text_20_body" style:list-style-name="L24">
      <style:paragraph-properties fo:margin-top="0cm" fo:margin-bottom="0cm"/>
    </style:style>
    <style:style style:name="P114" style:family="paragraph" style:parent-style-name="Text_20_body" style:list-style-name="L25">
      <style:paragraph-properties fo:margin-top="0cm" fo:margin-bottom="0cm"/>
    </style:style>
    <style:style style:name="P115" style:family="paragraph" style:parent-style-name="Text_20_body" style:list-style-name="L26">
      <style:paragraph-properties fo:margin-top="0cm" fo:margin-bottom="0cm"/>
    </style:style>
    <style:style style:name="P116" style:family="paragraph" style:parent-style-name="Text_20_body" style:list-style-name="L27">
      <style:paragraph-properties fo:margin-top="0cm" fo:margin-bottom="0cm"/>
    </style:style>
    <style:style style:name="P117" style:family="paragraph" style:parent-style-name="Text_20_body" style:list-style-name="L28">
      <style:paragraph-properties fo:margin-top="0cm" fo:margin-bottom="0cm"/>
    </style:style>
    <style:style style:name="P118" style:family="paragraph" style:parent-style-name="Text_20_body" style:list-style-name="L29">
      <style:paragraph-properties fo:margin-top="0cm" fo:margin-bottom="0cm"/>
    </style:style>
    <style:style style:name="P119" style:family="paragraph" style:parent-style-name="Text_20_body" style:list-style-name="L30">
      <style:paragraph-properties fo:margin-top="0cm" fo:margin-bottom="0cm"/>
    </style:style>
    <style:style style:name="P120" style:family="paragraph" style:parent-style-name="Text_20_body" style:list-style-name="L31">
      <style:paragraph-properties fo:margin-top="0cm" fo:margin-bottom="0cm"/>
    </style:style>
    <style:style style:name="P121" style:family="paragraph" style:parent-style-name="Text_20_body" style:list-style-name="L33">
      <style:paragraph-properties fo:margin-top="0cm" fo:margin-bottom="0cm"/>
    </style:style>
    <style:style style:name="P122" style:family="paragraph" style:parent-style-name="Text_20_body" style:list-style-name="L34">
      <style:paragraph-properties fo:margin-top="0cm" fo:margin-bottom="0cm"/>
    </style:style>
    <style:style style:name="P123" style:family="paragraph" style:parent-style-name="Text_20_body" style:list-style-name="L41">
      <style:paragraph-properties fo:margin-top="0cm" fo:margin-bottom="0cm"/>
    </style:style>
    <style:style style:name="P124" style:family="paragraph" style:parent-style-name="Text_20_body" style:list-style-name="L42">
      <style:paragraph-properties fo:margin-top="0cm" fo:margin-bottom="0cm"/>
    </style:style>
    <style:style style:name="P125" style:family="paragraph" style:parent-style-name="Text_20_body" style:list-style-name="L46">
      <style:paragraph-properties fo:margin-top="0cm" fo:margin-bottom="0cm"/>
    </style:style>
    <style:style style:name="P126" style:family="paragraph" style:parent-style-name="Text_20_body" style:list-style-name="L47">
      <style:paragraph-properties fo:margin-top="0cm" fo:margin-bottom="0cm"/>
    </style:style>
    <style:style style:name="P127" style:family="paragraph" style:parent-style-name="Text_20_body" style:list-style-name="L48">
      <style:paragraph-properties fo:margin-top="0cm" fo:margin-bottom="0cm"/>
    </style:style>
    <style:style style:name="P128" style:family="paragraph" style:parent-style-name="Text_20_body" style:list-style-name="L49">
      <style:paragraph-properties fo:margin-top="0cm" fo:margin-bottom="0cm"/>
    </style:style>
    <style:style style:name="P129" style:family="paragraph" style:parent-style-name="Text_20_body" style:list-style-name="L50">
      <style:paragraph-properties fo:margin-top="0cm" fo:margin-bottom="0cm"/>
    </style:style>
    <style:style style:name="P130" style:family="paragraph" style:parent-style-name="Text_20_body" style:list-style-name="L51">
      <style:paragraph-properties fo:margin-top="0cm" fo:margin-bottom="0cm"/>
    </style:style>
    <style:style style:name="P131" style:family="paragraph" style:parent-style-name="Text_20_body" style:list-style-name="L52">
      <style:paragraph-properties fo:margin-top="0cm" fo:margin-bottom="0cm"/>
    </style:style>
    <style:style style:name="P132" style:family="paragraph" style:parent-style-name="Text_20_body" style:list-style-name="L53">
      <style:paragraph-properties fo:margin-top="0cm" fo:margin-bottom="0cm"/>
    </style:style>
    <style:style style:name="P133" style:family="paragraph" style:parent-style-name="Text_20_body" style:list-style-name="L54">
      <style:paragraph-properties fo:margin-top="0cm" fo:margin-bottom="0cm"/>
    </style:style>
    <style:style style:name="P134" style:family="paragraph" style:parent-style-name="Text_20_body" style:list-style-name="L55">
      <style:paragraph-properties fo:margin-top="0cm" fo:margin-bottom="0cm"/>
    </style:style>
    <style:style style:name="P135" style:family="paragraph" style:parent-style-name="Text_20_body" style:list-style-name="L56">
      <style:paragraph-properties fo:margin-top="0cm" fo:margin-bottom="0cm"/>
    </style:style>
    <style:style style:name="P136" style:family="paragraph" style:parent-style-name="Text_20_body" style:list-style-name="L57">
      <style:paragraph-properties fo:margin-top="0cm" fo:margin-bottom="0cm"/>
    </style:style>
    <style:style style:name="P137" style:family="paragraph" style:parent-style-name="Text_20_body" style:list-style-name="L58">
      <style:paragraph-properties fo:margin-top="0cm" fo:margin-bottom="0cm"/>
    </style:style>
    <style:style style:name="P138" style:family="paragraph" style:parent-style-name="Text_20_body" style:list-style-name="L59">
      <style:paragraph-properties fo:margin-top="0cm" fo:margin-bottom="0cm"/>
    </style:style>
    <style:style style:name="P139" style:family="paragraph" style:parent-style-name="Text_20_body" style:list-style-name="L60">
      <style:paragraph-properties fo:margin-top="0cm" fo:margin-bottom="0cm"/>
    </style:style>
    <style:style style:name="P140" style:family="paragraph" style:parent-style-name="Text_20_body" style:list-style-name="L61">
      <style:paragraph-properties fo:margin-top="0cm" fo:margin-bottom="0cm"/>
    </style:style>
    <style:style style:name="P141" style:family="paragraph" style:parent-style-name="Text_20_body" style:list-style-name="L62">
      <style:paragraph-properties fo:margin-top="0cm" fo:margin-bottom="0cm"/>
    </style:style>
    <style:style style:name="P142" style:family="paragraph" style:parent-style-name="Text_20_body" style:list-style-name="L63">
      <style:paragraph-properties fo:margin-top="0cm" fo:margin-bottom="0cm"/>
    </style:style>
    <style:style style:name="P143" style:family="paragraph" style:parent-style-name="Text_20_body" style:list-style-name="L65">
      <style:paragraph-properties fo:margin-top="0cm" fo:margin-bottom="0cm"/>
    </style:style>
    <style:style style:name="P144" style:family="paragraph" style:parent-style-name="Text_20_body" style:list-style-name="L67">
      <style:paragraph-properties fo:margin-top="0cm" fo:margin-bottom="0cm"/>
    </style:style>
    <style:style style:name="P145" style:family="paragraph" style:parent-style-name="Text_20_body" style:list-style-name="L68">
      <style:paragraph-properties fo:margin-top="0cm" fo:margin-bottom="0cm"/>
    </style:style>
    <style:style style:name="P146" style:family="paragraph" style:parent-style-name="Text_20_body" style:list-style-name="L69">
      <style:paragraph-properties fo:margin-top="0cm" fo:margin-bottom="0cm"/>
    </style:style>
    <style:style style:name="P147" style:family="paragraph" style:parent-style-name="Text_20_body" style:list-style-name="L70">
      <style:paragraph-properties fo:margin-top="0cm" fo:margin-bottom="0cm"/>
    </style:style>
    <style:style style:name="P148" style:family="paragraph" style:parent-style-name="Text_20_body" style:list-style-name="L71">
      <style:paragraph-properties fo:margin-top="0cm" fo:margin-bottom="0cm"/>
    </style:style>
    <style:style style:name="P149" style:family="paragraph" style:parent-style-name="Text_20_body" style:list-style-name="L72">
      <style:paragraph-properties fo:margin-top="0cm" fo:margin-bottom="0cm"/>
    </style:style>
    <style:style style:name="P150" style:family="paragraph" style:parent-style-name="Text_20_body" style:list-style-name="L73">
      <style:paragraph-properties fo:margin-top="0cm" fo:margin-bottom="0cm"/>
    </style:style>
    <style:style style:name="P151" style:family="paragraph" style:parent-style-name="Text_20_body" style:list-style-name="L74">
      <style:paragraph-properties fo:margin-top="0cm" fo:margin-bottom="0cm"/>
    </style:style>
    <style:style style:name="P152" style:family="paragraph" style:parent-style-name="Text_20_body" style:list-style-name="L76">
      <style:paragraph-properties fo:margin-top="0cm" fo:margin-bottom="0cm"/>
    </style:style>
    <style:style style:name="P153" style:family="paragraph" style:parent-style-name="Text_20_body" style:list-style-name="L77">
      <style:paragraph-properties fo:margin-top="0cm" fo:margin-bottom="0cm"/>
    </style:style>
    <style:style style:name="P154" style:family="paragraph" style:parent-style-name="Text_20_body" style:list-style-name="L84">
      <style:paragraph-properties fo:margin-top="0cm" fo:margin-bottom="0cm"/>
    </style:style>
    <style:style style:name="P155" style:family="paragraph" style:parent-style-name="Text_20_body" style:list-style-name="L85">
      <style:paragraph-properties fo:margin-top="0cm" fo:margin-bottom="0cm"/>
    </style:style>
    <style:style style:name="P156" style:family="paragraph" style:parent-style-name="Text_20_body" style:list-style-name="L89">
      <style:paragraph-properties fo:margin-top="0cm" fo:margin-bottom="0cm"/>
    </style:style>
    <style:style style:name="P157" style:family="paragraph" style:parent-style-name="Text_20_body" style:list-style-name="L90">
      <style:paragraph-properties fo:margin-top="0cm" fo:margin-bottom="0cm"/>
    </style:style>
    <style:style style:name="P158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.D0.A7.D1.82.D0.BE_.D1.8D.D1.82.D0.BE_.D1.82.D0.B0.D0.BA.D0.BE.D0.B5.3F"/>Что это такое? </text:h>
      <text:p text:style-name="Text_20_body">MagicOS/EduMagic - это универсальный дистрибутив linux, отличающийся легкостью установки и настройки. Созданный на основе Mageia и MagOS Linux, он содержит сразу три полнофункциональных рабочих окружения - KDE, GNOME, LXDE и множество программ для них. Прежде всего это живая live система, которая готова к работе на любом компьютере сразу после загрузки, без длительных настроек и установок. По принципу действия MagicOS/EduMagic является Live-системой, которую можно использовать как обычный дистрибутив. При этом можно получить все то же самое, что и в обычном дистрибутиве + невероятную гибкость за счет модулей и возможности загружать систему практически откуда угодно (жесткие диски, флеш накопители, DVD). А сжатая файловая система делает дистрибутив компактным и увеличивает скорость работы. </text:p>
      <text:p text:style-name="Text_20_body">Сайт проекта: <text:a xlink:type="simple" xlink:href="http://code.google.com/p/magicos">http://code.google.com/p/magicos</text:a> </text:p>
      <text:p text:style-name="Text_20_body">Сборочные скрипты дистрибутивов MagicOS/EduMagic настолько просты, что позволяют изучать дистростроение в качестве учебного предмета. </text:p>
      <text:h text:style-name="Heading_20_3" text:outline-level="3"><text:bookmark text:name=".D0.9E.D1.82.D0.BB.D0.B8.D1.87.D0.B8.D1.8F_.D0.BC.D0.B5.D0.B6.D0.B4.D1.83_MagicOS_.D0.B8_EduMagic"/>Отличия между MagicOS и EduMagic </text:h>
      <text:p text:style-name="Text_20_body">MagicOS меньше размером и требует меньше оперативной памяти, является базовым дистрибутивом для построения других, более сложных дистрибутивов, таких как EduMagic. То есть EduMagic содержит в себе полностью весь MagicOS плюс дополнительные модули, плюс дополнительные патчи на дистрибутив. </text:p>
      <text:h text:style-name="Heading_20_3" text:outline-level="3"><text:bookmark text:name=".D0.93.D0.B8.D0.B1.D0.BA.D0.BE.D1.81.D1.82.D1.8C_.D1.81.D0.B8.D1.81.D1.82.D0.B5.D0.BC.D1.8B"/>Гибкость системы</text:h>
      <text:list xml:id="list767129569" text:style-name="L48">
        <text:list-item>
          <text:p text:style-name="P127">Возможно иметь несколько десктопных операционных системы на Flash USB </text:p>
        </text:list-item>
        <text:list-item>
          <text:p text:style-name="P127">Возможно создание настроенных под пользователя неубиваемых ОС, где нужные данные сохраняются на винт в папки, а все изменения системы после перезагрузки пропадают и система восстанавливается в первоначальное состояние. </text:p>
        </text:list-item>
        <text:list-item>
          <text:p text:style-name="P127">«Принцип человечности». Система ставится и настраивается не под компьютер, а под человека. Пользователь всегда носит свою ОС с собой и использует её на разных компьютерах. </text:p>
        </text:list-item>
        <text:list-item>
          <text:p text:style-name="P127">Можно собрать дистрибутив под свои задачи в форматах: Live CD/DVD, Live Flash, Live HDD </text:p>
        </text:list-item>
        <text:list-item>
          <text:p text:style-name="P127">Систему можно легко дополнять модулями, причём сделать свой модуль может даже неподготовленный пользователь. </text:p>
        </text:list-item>
        <text:list-item>
          <text:p text:style-name="P127">Активировать модуль можно простым щелчком и он тут же «на лету» доступен в системе (для aufs). </text:p>
        </text:list-item>
        <text:list-item>
          <text:p text:style-name="P49">и многое другое. </text:p>
        </text:list-item>
      </text:list>
      <text:h text:style-name="Heading_20_3" text:outline-level="3"><text:bookmark text:name=".D0.9A.D0.B0.D0.BA_.D0.BC.D0.BE.D0.B6.D0.BD.D0.BE_.D0.B8.D1.81.D0.BF.D0.BE.D0.BB.D1.8C.D0.B7.D0.BE.D0.B2.D0.B0.D1.82.D1.8C_MagicOS.2FEduMagic.3F"/>Как можно использовать MagicOS/EduMagic? </text:h>
      <text:p text:style-name="Text_20_body">Самый простой вариант использования - установка на флэш-накопитель. </text:p>
      <text:p text:style-name="Text_20_body">Установив MagicOS/EduMagic на USB флешку вы получаете "карманный" полнофункциональный линукс дистрибутив. Который позволяет, без вопросов загрузившись на любом компьютере: </text:p>
      <text:list xml:id="list610639616" text:style-name="L49">
        <text:list-item>
          <text:p text:style-name="P128">Безопасно работать в Интернет </text:p>
        </text:list-item>
        <text:list-item>
          <text:p text:style-name="P128">Работать с файлами office и изображениями с возможностью их сохранения на той же флэшке </text:p>
        </text:list-item>
        <text:list-item>
          <text:p text:style-name="P50">Иметь доступ к множеству утилит и программ почти на все случаи жизни, сжатый <text:soft-page-break/>формат позволяет в одном гигабайте хранить 10 гигабайт программ </text:p>
        </text:list-item>
      </text:list>
      <text:p text:style-name="Text_20_body">Таким образом он волшебным образом выручит вас если: </text:p>
      <text:list xml:id="list290586691" text:style-name="L50">
        <text:list-item>
          <text:p text:style-name="P129">В командировке или в гостях нужно безопасно для себя и для подвернувшегося под руку компьютера работать со своими файлами или веб-адресами </text:p>
        </text:list-item>
        <text:list-item>
          <text:p text:style-name="P129">Нужно спасать данные с компьютеров друзей и клиентов, если рухнула система (а MagicOS/EduMagic сделан так, что "обрушить" его практически невозможно) </text:p>
        </text:list-item>
        <text:list-item>
          <text:p text:style-name="P51">Хочется показать друзьям мощь линукса или проверить, пойдет ли он на специфической аппаратуре </text:p>
        </text:list-item>
      </text:list>
      <text:p text:style-name="Text_20_body">Конечно, наш (а теперь, надеемся, и ваш) волшебный линукс может и многое другое - в том числе быть стационарной, не флэшевой операционной системой и прочая, и прочая. </text:p>
      <text:h text:style-name="Heading_20_3" text:outline-level="3"><text:bookmark text:name=".D0.A3.D1.81.D1.82.D0.B0.D0.BD.D0.BE.D0.B2.D0.BA.D0.B0"/>Установка</text:h>
      <text:p text:style-name="Text_20_body">MagicOS/EduMagic не требует установщика, достаточно просто переписать файлы на носитель и установить загрузчик. Возможно установить MagicOS/EduMagic на USB брелке, MMC карте, USB/SATA/IDE жёстких дисках, CD и DVD дисках. Возможна установка единственной системой, а также с другими уже установленными Windows или Linux. Причем, можно либо добавиться к существующему загрузчику от другой системы, а можно установить свой загрузчик. Поддерживаются как файловые системы Linux, так и fat32, ntfs. </text:p>
      <text:p text:style-name="Text_20_body">Для установки нужно переписать 3 папки boot MagOS MagOS-Data в корень раздела жесткого диска или USB накопителя. Папка boot должна быть обязательно на загрузочном разделе (флешка, диск C, линуксовый загрузочный раздел). Папки MagOS и MagOS-Data могут быть скопированы в корень любого раздела, как вместе, так и на разные разделы. Если папка boot лежит не на том же разделе, что и папка MagOS, то необходимо раскомментировать (удалить символ # перед строкой) следующую строку загрузки MagicOS/EduMagic, которая прописана в меню загрузчика (к примеру в /boot/grub4dos/menu.lst): find --set-root --ignore-floppies --ignore-cd /MagOS/MagOS.sgn </text:p>
      <text:p text:style-name="Text_20_body">Про установку загрузчика подробнее читайте ниже. Cкрипты установки загрузчика нужно запускать под администратором. В Висте или 8ке, 7ке сначала запустите проводник или файловый менеджер под администратором, а потом из под него скрипт, тоже под администратором (запускается по правой кнопке мыши). В Linux скрипты надёжнее всего запускать в консоли через команду bash имя_скрипта.sh. </text:p>
      <text:h text:style-name="Heading_20_4" text:outline-level="4"><text:bookmark text:name=".D0.9F.D0.BE.D0.B4.D0.B4.D0.B5.D1.80.D0.B6.D0.B8.D0.B2.D0.B0.D0.B5.D0.BC.D1.8B.D0.B5_.D0.B7.D0.B0.D0.B3.D1.80.D1.83.D0.B7.D1.87.D0.B8.D0.BA.D0.B0.D0.BC.D0.B8_.D1.84.D0.B0.D0.B9.D0.BB.D0.BE.D0.B2.D1.8B.D0.B5_.D1.81.D0.B8.D1.81.D1.82.D0.B5.D0.BC.D1.8B"/>Поддерживаемые загрузчиками файловые системы </text:h>
      <text:list xml:id="list779913674" text:style-name="L51">
        <text:list-item>
          <text:p text:style-name="P130">grub4dos: fat32, ntfs, ext2, ext3 </text:p>
        </text:list-item>
        <text:list-item>
          <text:p text:style-name="P130">syslinux: fat32 </text:p>
        </text:list-item>
        <text:list-item>
          <text:p text:style-name="P52">grub, grub2: почти все наиболее распространенные, включая ext4, reiserfs </text:p>
        </text:list-item>
      </text:list>
      <text:h text:style-name="Heading_20_4" text:outline-level="4"><text:bookmark text:name=".D0.A3.D1.81.D1.82.D0.B0.D0.BD.D0.BE.D0.B2.D0.BA.D0.B0_.D0.BD.D0.B0_.D1.87.D0.B8.D1.81.D1.82.D1.83.D1.8E_.D1.84.D0.BB.D1.8D.D1.88.D0.BA.D1.83.2F.D0.B6.D0.B5.D1.81.D1.82.D0.BA.D0.B8.D0.B9_.D0.B4.D0.B8.D1.81.D0.BA"/>Установка на чистую флэшку/жесткий диск </text:h>
      <text:p text:style-name="Text_20_body">Установка на флешку и жесткий диск одинакова в силу того, что в линуксе эти устройства распознаются одинаково (как блочные устройства с таблицей разделов). </text:p>
      <text:p text:style-name="Text_20_body">Если вы не желаете менять уже установленный загрузчик, то можете скопировать на любой раздел только папку MagOS и MagOS-Data и настроить свой загрузчик самостоятельно. </text:p>
      <text:p text:style-name="Text_20_body">Во время установки загрузчика на флешку или жёсткий диск, обратите внимание, что по умолчанию устройства подключаются с параметром noexec. </text:p>
      <text:p text:style-name="Text_20_body">Установка происходит простым копированием файлов на файловую систему (FAT, NTFS, EXT и т.д.), загрузчик ставится с помощью скриптов из-под Linux или Windows. </text:p>
      <text:p text:style-name="Text_20_body"><text:soft-page-break/>Под файлы сохранения данных по умолчанию выделено 512 МB в первом профиле, что можно изменить по желанию (в консоли) </text:p>
      <text:p text:style-name="Text_20_body">Профили содержат адаптацию системы под себя и не содержат общие файлы дистрибутива, их можно легко архивировать, копировать, просматривать и изменять, сбрасывать изменения файлов (см. /mnt/live/memory/changes) </text:p>
      <text:p text:style-name="Text_20_body">Скрипты linux-live.org дают определенные преимущества, такие как: опция copy2ram и возможность сохранения данных прямо на Flash USB в FAT систему </text:p>
      <text:p text:style-name="Text_20_body">Возможна работа без жёсткого диска в компьютере </text:p>
      <text:p text:style-name="Text_20_body">Оборудование автоматически определяется и настраивается при запуске системы. </text:p>
      <text:p text:style-name="Text_20_body">В архиве с MagicOS/EduMagic три папки: </text:p>
      <text:list xml:id="list275223497" text:style-name="L52">
        <text:list-item>
          <text:p text:style-name="P131">/boot - здесь хранится всё необходимое для установки и загрузки системы </text:p>
        </text:list-item>
        <text:list-item>
          <text:p text:style-name="P131">/MagOS - здесь сложены модули, составляющие систему. Потом вы научитесь выбирать нужные модули и даже создавать их, чтобы сделать ваш линукс совсем домашним </text:p>
        </text:list-item>
        <text:list-item>
          <text:p text:style-name="P53">/MagOS-Data - а здесь хранятся данные, с которыми вы работаете. Снаружи они выглядят как файл user.img, а после загрузки развернутся в папку /home вашего линукса </text:p>
        </text:list-item>
      </text:list>
      <text:p text:style-name="Text_20_body">Так как MagicOS/EduMagic не любит тормозить вопросами загрузку, то все ответы на них (например - ваше любимое сочетание клавиш для переключения раскладок клавиатуры) можно указать в файле MagOS.ini в папке /MagOS-Data </text:p>
      <text:p text:style-name="Text_20_body">Для установки MagicOS/EduMagic в самом простом варианте, на флэшку, нужно: </text:p>
      <text:list xml:id="list267598154" text:style-name="L53">
        <text:list-item>
          <text:p text:style-name="P132">Взять флэшку, отформатированную под Fat32 и освободить несколько гигабайт свободного места на ней </text:p>
        </text:list-item>
        <text:list-item>
          <text:p text:style-name="P54">Скопировать из архива на эту флэшку все три папки </text:p>
        </text:list-item>
      </text:list>
      <text:p text:style-name="Text_20_body">Дальше все зависит от того, в какой системе вы сейчас находитесь. </text:p>
      <text:p text:style-name="Text_20_body">Внимание! Запускайте все скрипты установки только с флэшки, если вы запустите их со своего жесткого диска, то MagicOS/EduMagic установится на него, и ваша текущая система заменится на MagicOS/EduMagic! Когда-нибудь, мы дойдем и до этого... но пока не будем торопиться! </text:p>
      <text:p text:style-name="Text_20_body"><text:span text:style-name="T1">Для Windows</text:span> </text:p>
      <text:list xml:id="list39045425" text:style-name="L54">
        <text:list-item>
          <text:p text:style-name="P133">Откройте флэшку, войдите в папку /boot/syslinux/install.win (или /boot/grub4dos/install.win) </text:p>
        </text:list-item>
        <text:list-item>
          <text:p text:style-name="P133">Если Win8, Win7 или Vista, то щелкните правой кнопкой и выберите запуск под администратором для файла bootinst.bat на флэшке </text:p>
        </text:list-item>
        <text:list-item>
          <text:p text:style-name="P55">Если Win XP, то просто запустите с флэшки файл bootinst.bat </text:p>
        </text:list-item>
      </text:list>
      <text:p text:style-name="Text_20_body"><text:span text:style-name="T1">Для Linux</text:span> </text:p>
      <text:list xml:id="list1429672513" text:style-name="L55">
        <text:list-item>
          <text:p text:style-name="P134">Откройте флэшку, войдите под root в папку /boot/syslinux/install.lin (или /boot/grub4dos/install.lin) </text:p>
        </text:list-item>
        <text:list-item>
          <text:p text:style-name="P56">Запустите c флэшки файл командой: bash ./bootinst.sh </text:p>
        </text:list-item>
      </text:list>
      <text:p text:style-name="Text_20_body">Если скрипты установки отработали без ошибок, то теперь можно: </text:p>
      <text:list xml:id="list799612405" text:style-name="L56">
        <text:list-item>
          <text:p text:style-name="P135">Перегрузить компьютер </text:p>
        </text:list-item>
        <text:list-item>
          <text:p text:style-name="P57">При необходимости, установить загрузку с флэшки в BIOS. Для попадания в настройки загрузки BIOS обычно нужно нажать del, F2 или F11. Там ищите в разделе Boot название вашей флэшки в списке загрузки устройств (где DVD и HDD) или в <text:soft-page-break/>порядке загрузки HDD, флэшки часто притворяются жесткими дисками. </text:p>
        </text:list-item>
      </text:list>
      <text:p text:style-name="Text_20_body">Также просто установить MagicOS/EduMagic и на жесткий диск. </text:p>
      <text:h text:style-name="Heading_20_4" text:outline-level="4"><text:bookmark text:name=".D0.A3.D1.81.D1.82.D0.B0.D0.BD.D0.BE.D0.B2.D0.BA.D0.B0_.D0.BD.D0.B0_.D1.87.D0.B8.D1.81.D1.82.D1.83.D1.8E_.D1.84.D0.BB.D1.8D.D1.88.D0.BA.D1.83.2F.D0.B6.D0.B5.D1.81.D1.82.D0.BA.D0.B8.D0.B9_.D0.B4.D0.B8.D1.81.D0.BA_.D0.B8.D0.B7_Live_DVD"/>Установка на чистую флэшку/жесткий диск из Live DVD</text:h>
      <text:p text:style-name="Text_20_body">Для установки проще всего пользоваться созданным live DVD MagicOS/EduMagic </text:p>
      <text:list xml:id="list1405089272" text:style-name="L57">
        <text:list-item>
          <text:p text:style-name="P136">Создать live DVD (если он еще не создан) </text:p>
        </text:list-item>
        <text:list-item>
          <text:p text:style-name="P136">Загрузиться с помощью созданного live DVD </text:p>
        </text:list-item>
        <text:list-item>
          <text:p text:style-name="P136">Разметить жесткий диск на разделы (рекомендуется делать разметку согласно личным предпочтениям, т.к. для MagicOS/EduMagic она не принципиальна. Например: один раздел под систему и один под данные, а также можно создать swap раздел). Для разметки можно использовать менеджер дисков в центре управления, а также специализированную программу Gparted. В качестве файловой системы для системного раздела рекомендуется использовать ext2/3. </text:p>
        </text:list-item>
        <text:list-item>
          <text:p text:style-name="P136">Скопировать директории MagOS MagOS-Data и boot из /mnt/liveloop на созданный и отформатированный раздел. </text:p>
        </text:list-item>
        <text:list-item>
          <text:p text:style-name="P58">Установить загрузчик grub4dos и если необходимо исправить menu.lst (ну или загрузчик syslinux, тогда syslinux.cfg) </text:p>
        </text:list-item>
      </text:list>
      <text:h text:style-name="Heading_20_4" text:outline-level="4"><text:bookmark text:name=".D0.A3.D1.81.D1.82.D0.B0.D0.BD.D0.BE.D0.B2.D0.BA.D0.B0_.D0.BD.D0.B0_.D0.B6.D0.B5.D1.81.D1.82.D0.BA.D0.B8.D0.B9_.D0.B4.D0.B8.D1.81.D0.BA_.D0.B2.D1.82.D0.BE.D1.80.D0.BE.D0.B9_.D1.81.D0.B8.D1.81.D1.82.D0.B5.D0.BC.D0.BE.D0.B9_.D0.BA_Windows"/>Установка на жесткий диск второй системой к Windows</text:h>
      <text:p text:style-name="Text_20_body">Рассматривается безопасный вариант установки, когда mbr и boot секторы дисков не изменяются, производится лишь настройка стандартного системного загрузчика. (Во время загрузки компьютера вам будет выдаваться запрос, какую систему следует загрузить). </text:p>
      <text:list xml:id="list940393768" text:style-name="L58">
        <text:list-item>
          <text:p text:style-name="P137">Скопируйте папку boot в корень любого раздела (в NT/2K/XP нужно использовать только C: ) </text:p>
        </text:list-item>
        <text:list-item>
          <text:p text:style-name="P137">Настройте загрузчик одним из скриптов </text:p>
        </text:list-item>
        <text:list-item>
          <text:p text:style-name="P137">boot/grub4dos/install.win/add2ntldr.bat - для NT/2K/XP </text:p>
        </text:list-item>
        <text:list-item>
          <text:p text:style-name="P137">boot/grub4dos/install.win/add2vista.bat - для Висты/7/8 (обязательно под администратором, см. выше) </text:p>
        </text:list-item>
        <text:list-item>
          <text:p text:style-name="P137">Скопируйте папки MagOS и MagOS-Data на любой раздел </text:p>
        </text:list-item>
        <text:list-item>
          <text:p text:style-name="P59">Если папка MagOS расположена не на том же разделе, что и boot, то раскоментарьте строки find ... в секциях MagOS файла \boot\grub4dos\menu.lst (надо убрать решётку) </text:p>
        </text:list-item>
      </text:list>
      <text:h text:style-name="Heading_20_4" text:outline-level="4"><text:bookmark text:name=".D0.A1.D0.BE.D0.B7.D0.B4.D0.B0.D0.BD.D0.B8.D0.B5_live_dvd"/>Создание live dvd</text:h>
      <text:p text:style-name="Text_20_body">Создайте образ одним из скриптов (на выбор): </text:p>
      <text:p text:style-name="Text_20_body"><text:span text:style-name="T1">Из под Linux:</text:span> </text:p>
      <text:list xml:id="list487397982" text:style-name="L59">
        <text:list-item>
          <text:p text:style-name="P138">boot/grub4dos/install.lin/make_iso.sh (для варианта с grub4dos) </text:p>
        </text:list-item>
        <text:list-item>
          <text:p text:style-name="P60">boot/syslinux/install.lin/make_iso.sh (для варианта с syslinux) </text:p>
        </text:list-item>
      </text:list>
      <text:p text:style-name="Text_20_body"><text:span text:style-name="T1">Из под Windows:</text:span> </text:p>
      <text:list xml:id="list1418092263" text:style-name="L60">
        <text:list-item>
          <text:p text:style-name="P139">boot/grub4dos/install.win/make_iso.bat (для варианта с grub4dos) </text:p>
        </text:list-item>
        <text:list-item>
          <text:p text:style-name="P61">boot/syslinux/install.win/make_iso.bat (для варианта с syslinux) </text:p>
        </text:list-item>
      </text:list>
      <text:p text:style-name="Text_20_body">Полученный файл запишите любой программой на носитель CD или DVD </text:p>
      <text:h text:style-name="Heading_20_4" text:outline-level="4"><text:bookmark text:name=".D0.97.D0.B0.D0.B3.D1.80.D1.83.D0.B7.D0.BA.D0.B0_.D1.81_USB_.D0.BD.D0.B0_.D0.BA.D0.BE.D0.BC.D0.BF.D1.8C.D1.8E.D1.82.D0.B5.D1.80.D0.B0.D1.85_.D0.BD.D0.B5_.D0.BF.D0.BE.D0.B4.D0.B4.D0.B5.D1.80.D0.B6.D0.B8.D0.B2.D0.B0.D1.8E.D1.89.D0.B8.D1.85_.D1.8D.D1.82.D0.BE"/>Загрузка с USB на компьютерах не поддерживающих это</text:h>
      <text:p text:style-name="Text_20_body">Вам нужно изготовить образ загрузочного минидиска одним из скриптов (на выбор): </text:p>
      <text:p text:style-name="Text_20_body"><text:soft-page-break/><text:span text:style-name="T1">Из под Linux:</text:span> </text:p>
      <text:list xml:id="list542937172" text:style-name="L61">
        <text:list-item>
          <text:p text:style-name="P140">boot/grub4dos/install.lin/make_boot_iso.sh </text:p>
        </text:list-item>
        <text:list-item>
          <text:p text:style-name="P62">boot/syslinux/install.lin/make_boot_iso.sh </text:p>
        </text:list-item>
      </text:list>
      <text:p text:style-name="Text_20_body"><text:span text:style-name="T1">Из под Windows:</text:span> </text:p>
      <text:list xml:id="list37572001" text:style-name="L62">
        <text:list-item>
          <text:p text:style-name="P141">boot/grub4dos/install.win/make_boot_iso.bat </text:p>
        </text:list-item>
        <text:list-item>
          <text:p text:style-name="P141">boot/syslinux/install.win/make_boot_iso.bat </text:p>
        </text:list-item>
        <text:list-item>
          <text:p text:style-name="P63">Записать его на CD диск любой программой, например <text:a xlink:type="simple" xlink:href="http://ru.wikipedia.org/wiki/K3b">K3B </text:a>или <text:a xlink:type="simple" xlink:href="http://www.imgburn.com/">ImgBurn </text:a></text:p>
        </text:list-item>
      </text:list>
      <text:p text:style-name="Text_20_body">Образ займёт около 20М. </text:p>
      <text:h text:style-name="Heading_20_4" text:outline-level="4"><text:bookmark text:name=".D0.92.D0.BE.D0.B7.D0.BC.D0.BE.D0.B6.D0.BD.D1.8B.D0.B5_.D0.BD.D0.B5.D0.BF.D0.BE.D0.BB.D0.B0.D0.B4.D0.BA.D0.B8"/>Возможные неполадки </text:h>
      <text:p text:style-name="Text_20_body"><text:span text:style-name="T1">Не удается загрузиться с флэшки</text:span> </text:p>
      <text:p text:style-name="Text_20_body">Попробуйте: </text:p>
      <text:list xml:id="list1764157413" text:style-name="L63">
        <text:list-item>
          <text:p text:style-name="P142">Полностью переформатировать флэшку под FAT32, лучше даже с удалением и созданием раздела. Если не знаете как, спросите у Интернета, он точно знает. </text:p>
        </text:list-item>
        <text:list-item>
          <text:p text:style-name="P142">Взять другую флэшку. Некоторые флэш-драйвы бывают принципиально незагрузочные. </text:p>
        </text:list-item>
        <text:list-item>
          <text:p text:style-name="P64">Использовать для установки загрузчика альтернативный скрипт /boot/grub4dos или /boot/syslinux </text:p>
        </text:list-item>
      </text:list>
      <text:p text:style-name="Text_20_body"><text:span text:style-name="T1">Скрипты ваши вообще не запускаются!</text:span> </text:p>
      <text:p text:style-name="Text_20_body">Так бывает под linux'ом, потому что устройства автоматически монтируются с ключом noexec - чтобы с них ничего вредного нельзя было запустить! </text:p>
      <text:list xml:id="list1227262007" text:style-name="L64">
        <text:list-item>
          <text:p text:style-name="P65">Воспользуйтесь командой: bash имя_скрипта.sh </text:p>
        </text:list-item>
      </text:list>
      <text:p text:style-name="Text_20_body"><text:span text:style-name="T1">На моем компьютере вообще нельзя загрузиться с флэшки, так везде написано!</text:span> </text:p>
      <text:p text:style-name="Text_20_body">Но можно загрузиться с DVD. Чтобы записать MagicOS/EduMagic на DVD: </text:p>
      <text:list xml:id="list1647829553" text:style-name="L65">
        <text:list-item>
          <text:p text:style-name="P143">Запустите boot/syslinux/install.lin/make_iso.sh (для linux) или boot/syslinux/install.win/make_iso.bat (для Windows) </text:p>
        </text:list-item>
        <text:list-item>
          <text:p text:style-name="P143">Запишите полученный iso файл на DVD-диск с помощью любой программы, например K3B (Linux) или ImgBurn (Windows) </text:p>
        </text:list-item>
        <text:list-item>
          <text:p text:style-name="P66">Перегрузите компьютер и установите в BIOS загрузку с DVD в разделе boot </text:p>
        </text:list-item>
      </text:list>
      <text:p text:style-name="Text_20_body"><text:span text:style-name="T1">Ничего не помогает! Спасите-помогите!</text:span> </text:p>
      <text:list xml:id="list1831316264" text:style-name="L66">
        <text:list-item>
          <text:p text:style-name="P67">Ну, если уже все попробовано, то можно и нужно зайти к нам на сайт <text:a xlink:type="simple" xlink:href="http://forum.mageialinux.ru/viewforum.php?id=22">http://forum.mageialinux.ru/viewforum.php?id=22</text:a> и задать вопрос на форуме. Обычно, все вопросы разрешимы или хотя бы обходимы. Пусть у нас с вами всё получится! </text:p>
        </text:list-item>
      </text:list>
      <text:h text:style-name="Heading_20_3" text:outline-level="3"><text:bookmark text:name=".D0.A0.D0.B5.D0.B6.D0.B8.D0.BC.D1.8B_.D0.B1.D0.B5.D0.B7_.D1.81.D0.BE.D1.85.D1.80.D0.B0.D0.BD.D0.B5.D0.BD.D0.B8.D1.8F_.D0.B8_.D1.81_.D1.81.D0.BE.D1.85.D1.80.D0.B0.D0.BD.D0.B5.D0.BD.D0.B8.D0.B5.D0.BC_.D0.B8.D0.B7.D0.BC.D0.B5.D0.BD.D0.B5.D0.BD.D0.B8.D0.B9"/>Режимы без сохранения и с сохранением изменений</text:h>
      <text:h text:style-name="Heading_20_4" text:outline-level="4"><text:bookmark text:name=".D0.A7.D0.B8.D1.81.D1.82.D1.8B.D0.B9_.D1.80.D0.B5.D0.B6.D0.B8.D0.BC_.28MagicOS.2FEduMagic_Clean.29"/>Чистый режим (MagicOS/EduMagic Clean)</text:h>
      <text:p text:style-name="Text_20_body">Живая (по аналогии с Live CD) система </text:p>
      <text:p text:style-name="Text_20_body">В этом режиме система не сохраняет данные и настройки. Получается неубиваемая система, которая после перезагрузки возвращается в первоначальное исходное состояние. Это очень удобно для экспериментов над системой и обучения. </text:p>
      <text:h text:style-name="Heading_20_4" text:outline-level="4"><text:bookmark text:name=".D0.9F.D1.80.D0.BE.D1.84.D0.B8.D0.BB.D0.B8"/><text:soft-page-break/>Профили</text:h>
      <text:p text:style-name="Text_20_body">При работе с профилем (по умолчанию Home) ваши данные, настройки, установленные программы сохраняются после перезагрузки. Профилей можно сделать сколько позволит место на носителе. Размер также может быть произвольный. По умолчанию размер профиля Home = 512 MB. В архиве MagOS/profiles.7z есть несколько вариантов профилей, Вы можете выбрать подходящий оттуда или создать его самостоятельно. Можно создавать динамические профили, которые расширяются по мере их заполнения. Профиль может находиться в криптоконтейнере. </text:p>
      <text:p text:style-name="Text_20_body">Очень часто при работе с MagicOS/EduMagic на флешке необходимо более рационально экономить место занимаемое файлами профиля. Для этого можно воспользоваться хитростью и создать динамический профиль определенного максимального размера, но который на диске занимает место равное реально занятому пространству. </text:p>
      <text:p text:style-name="Text_20_body">Создание динамического профиля (ntfs, ext{2,3,4}): </text:p>
      <text:p text:style-name="P1">dd if=/dev/zero of=max_2G bs=1 count=1 seek=2G</text:p>
      <text:p text:style-name="Text_20_body">- создание динамического профиля максимального размера в 2Гб </text:p>
      <text:p text:style-name="P1">tar -czSf max_2G.tar.gz max_2G</text:p>
      <text:p text:style-name="Text_20_body">- корректная архивация динамического профиля </text:p>
      <text:h text:style-name="Heading_20_3" text:outline-level="3"><text:bookmark text:name=".D0.9C.D0.BE.D0.B4.D1.83.D0.BB.D0.B8"/>Модули</text:h>
      <text:h text:style-name="Heading_20_4" text:outline-level="4"><text:bookmark text:name=".D0.A7.D1.82.D0.BE_.D1.82.D0.B0.D0.BA.D0.BE.D0.B5_.D0.BC.D0.BE.D0.B4.D1.83.D0.BB.D0.B8.3F"/>Что такое модули?</text:h>
      <text:p text:style-name="Text_20_body">Модули - базовые "кубики" из которых состоит MagicOS/EduMagic, набор используемых модулей задает как базовую, так и дополнительную функциональность системы. Рекомендуется все дополнительные программы ставить в виде модулей. </text:p>
      <text:h text:style-name="Heading_20_4" text:outline-level="4"><text:bookmark text:name=".D0.A3.D1.81.D1.82.D1.80.D0.BE.D0.B9.D1.81.D1.82.D0.B2.D0.BE_.D0.BC.D0.BE.D0.B4.D1.83.D0.BB.D1.8F"/>Устройство модуля</text:h>
      <text:p text:style-name="Text_20_body">Модуль - это полностью настроенное дерево какой-либо программы (исполняемые и конфигурационные файлы, странички man и т.д.) сжатое алгоритмом lzma и организованное в виде squashfs, т.е. быстродействующей системы доступной только для чтения. При старте модуль.xzm монтируется, как блочное устройство и интегрируется в корневую файловую систему. По мере доступа к тем или иным файлам происходит блочная распаковка ("на лету"). В результате можно получить быстрый доступ к любой точке архива без распаковки всего архива. </text:p>
      <text:h text:style-name="Heading_20_4" text:outline-level="4"><text:bookmark text:name=".D0.A4.D0.BE.D1.80.D0.BC.D0.B0.D1.82_.D0.BC.D0.BE.D0.B4.D1.83.D0.BB.D0.B5.D0.B9"/>Формат модулей</text:h>
      <text:p text:style-name="Text_20_body">В сборках для создания модулей используется squashfs версии 4 (файлы *.xzm). </text:p>
      <text:h text:style-name="Heading_20_4" text:outline-level="4"><text:bookmark text:name=".D0.9F.D1.80.D0.B5.D0.B8.D0.BC.D1.83.D1.89.D0.B5.D1.81.D1.82.D0.B2.D0.B0_.D0.BC.D0.BE.D0.B4.D1.83.D0.BB.D0.B5.D0.B9"/>Преимущества модулей</text:h>
      <text:list xml:id="list1014456596" text:style-name="L67">
        <text:list-item>
          <text:p text:style-name="P144">Не нужно устанавливать и настраивать программу, она уже настроена в своем дереве (т.е. виртуально установлена из тех же самых rpm, deb или исходных кодов). </text:p>
        </text:list-item>
        <text:list-item>
          <text:p text:style-name="P144">Размер модуля значительно меньше размера программы на диске, т.к. он сжат </text:p>
        </text:list-item>
        <text:list-item>
          <text:p text:style-name="P144">Скорость работы squashfs часто превосходит на современных компьютерах скорость работы с дисковыми устройствами, т.е. система становится компактнее и быстрее </text:p>
        </text:list-item>
        <text:list-item>
          <text:p text:style-name="P144">Основанную на модулях систему невозможно сломать, т.к. сами модули доступны только для чтения </text:p>
        </text:list-item>
        <text:list-item>
          <text:p text:style-name="P68"><text:soft-page-break/>Остается возможность использования rpm (при работе в профиле). </text:p>
        </text:list-item>
      </text:list>
      <text:h text:style-name="Heading_20_4" text:outline-level="4"><text:bookmark text:name=".D0.9F.D0.BE.D1.80.D1.8F.D0.B4.D0.BE.D0.BA_.D0.B7.D0.B0.D0.B3.D1.80.D1.83.D0.B7.D0.BA.D0.B8"/>Порядок загрузки</text:h>
      <text:p text:style-name="Text_20_body">- модули из папки <text:span text:style-name="T2">MagOS/base</text:span> - модули базовой поставки </text:p>
      <text:p text:style-name="Text_20_body">- модули из папки <text:span text:style-name="T2">MagOS/modules/</text:span> - сюда нужно копировать дополнительные программные модули </text:p>
      <text:p text:style-name="Text_20_body">- модули из папки <text:span text:style-name="T2">MagOS/optional/</text:span> - лежат модули (обычно используются для тестирования, загружаются при использовании параметра load=x ), которые могут быть также: </text:p>
      <text:list xml:id="list1526761164" text:style-name="L68">
        <text:list-item>
          <text:p text:style-name="P145">включены в систему командой <text:span text:style-name="T2">activate ИмяМодуля</text:span> (для aufs) </text:p>
        </text:list-item>
        <text:list-item>
          <text:p text:style-name="P69">отключены от системы командой <text:span text:style-name="T2">deactivate ИмяМодуля</text:span> (для aufs) </text:p>
        </text:list-item>
      </text:list>
      <text:p text:style-name="Text_20_body">- модули из папок MagOS-Data/base, MagOS-Data/modules, MagOS-Data/optional </text:p>
      <text:p text:style-name="Text_20_body">- модули из папок /base, /modules, /optional размещенных в корне профиля (при использовании параметра changes=x) </text:p>
      <text:p text:style-name="Text_20_body">- копируется все содержимое папки <text:span text:style-name="T2">MagOS/rootcopy</text:span> в корень системы - / </text:p>
      <text:p text:style-name="Text_20_body">Модули можно активировать в графическом режиме просто щелчком мыши (для aufs). </text:p>
      <text:p text:style-name="Text_20_body">Внимание: для unionfs порядок загрузки и подключения модулей обратный. </text:p>
      <text:h text:style-name="Heading_20_4" text:outline-level="4"><text:bookmark text:name=".D0.9A.D0.B0.D0.BA_.D1.81.D0.B4.D0.B5.D0.BB.D0.B0.D1.82.D1.8C_.D1.81.D0.B2.D0.BE.D0.B9_.D0.BC.D0.BE.D0.B4.D1.83.D0.BB.D1.8C"/>Как сделать свой модуль</text:h>
      <text:p text:style-name="Text_20_body"><text:span text:style-name="T1">Из файлов</text:span> </text:p>
      <text:list xml:id="list693804941" text:style-name="L69">
        <text:list-item>
          <text:p text:style-name="P146">делаем папку <text:span text:style-name="T2">/new_module</text:span> </text:p>
        </text:list-item>
        <text:list-item>
          <text:p text:style-name="P146">копируем туда файлы как в корневую систему </text:p>
        </text:list-item>
        <text:list-item>
          <text:p text:style-name="P70">получаем новый модуль командой: </text:p>
        </text:list-item>
      </text:list>
      <text:p text:style-name="P1"><text:s/>dir2xzm /new_module /new_module.xzm</text:p>
      <text:p text:style-name="Text_20_body">Это самый правильный способ создать модуль, т.к. сборщик контролирует содержимое модуля. При создании модулей из rpm необходимо распаковать их содержимое в папку и выполнить команду dir2xzm, при этом нужно учесть, что некоторые rpm пакеты содержат в себе скрипты, которые автоматически запускаются после (или перед) установкой пакета. В этом случае, сборщик должен их изучить и применить к распакованным файлам и, при необходимости, к самой системе. </text:p>
      <text:p text:style-name="Text_20_body"><text:span text:style-name="T1">C помощью утилиты urpm2xzm</text:span> </text:p>
      <text:p text:style-name="Text_20_body">Данная утилита представляет собой расширение утилиты urpmi. В качестве дополнительных параметров используются все доступные параметры утилиты urpmi. Так в частности, можно получить модуль с обновлениями системы и т.д. </text:p>
      <text:list xml:id="list1838340248" text:style-name="L70">
        <text:list-item>
          <text:p text:style-name="P147">запустить консоль под root </text:p>
        </text:list-item>
        <text:list-item>
          <text:p text:style-name="P147">выполнить утилиту: <text:span text:style-name="T2">urpm2xzm имя_программы [дополнительные параметры]</text:span> </text:p>
        </text:list-item>
        <text:list-item>
          <text:p text:style-name="P147">ответить на появившиеся запросы </text:p>
        </text:list-item>
        <text:list-item>
          <text:p text:style-name="P71">в текущей директории появится модуль <text:span text:style-name="T2">имя_программы.xzm</text:span>, содержащий программу и все зависимости. </text:p>
        </text:list-item>
      </text:list>
      <text:p text:style-name="Text_20_body"><text:span text:style-name="T1">Из rpm пакета</text:span> </text:p>
      <text:p text:style-name="Text_20_body">1 способ (автоматическое создание): </text:p>
      <text:list xml:id="list2152341593" text:style-name="L71">
        <text:list-item>
          <text:p text:style-name="P148">запустить консоль под root </text:p>
        </text:list-item>
        <text:list-item>
          <text:p text:style-name="P148">выполнить утилиту: <text:span text:style-name="T2">urpm2xzm имя_пакета.rpm [дополнительные параметры]</text:span> </text:p>
        </text:list-item>
        <text:list-item>
          <text:p text:style-name="P148"><text:soft-page-break/>ответить на появившиеся запросы </text:p>
        </text:list-item>
        <text:list-item>
          <text:p text:style-name="P72">в текущей директории появится модуль <text:span text:style-name="T2">имя_пакета.rpm.xzm</text:span>, содержащий содержимое RPM пакета и всех его зависимостей. </text:p>
        </text:list-item>
      </text:list>
      <text:p text:style-name="Text_20_body">2 способ (ручное создание): </text:p>
      <text:list xml:id="list2089754312" text:style-name="L72">
        <text:list-item>
          <text:p text:style-name="P149">создать каталог и перейти в него, например: <text:span text:style-name="T2">mkdir -p /tmp/1 ; cd /tmp/1</text:span> </text:p>
        </text:list-item>
        <text:list-item>
          <text:p text:style-name="P149">распаковать пакет: <text:span text:style-name="T2">rpm2cpio /путь/имя_пакета.rpm | cpio -id</text:span> </text:p>
        </text:list-item>
        <text:list-item>
          <text:p text:style-name="P73">сделать модуль: </text:p>
        </text:list-item>
      </text:list>
      <text:p text:style-name="P1"><text:s/>dir2xzm /tmp/1 /путь/имя_модуля.xzm</text:p>
      <text:p text:style-name="Text_20_body">1 и 2 пункт можно сделать в mc (войти в rpm пакет, в нём войти в cpio архив и скопировать всё в папку), постоянно загружаемые модули можно положить в MagOS/modules. </text:p>
      <text:p text:style-name="Text_20_body"><text:span text:style-name="T1">Из исходников</text:span> </text:p>
      <text:p text:style-name="Text_20_body">Сборку модуля из исходников по понятным причинам невозможно уложить в единый сценарий, тем не менее последовательность действий приблизительно такова: </text:p>
      <text:p text:style-name="Preformatted_20_Text">./configure </text:p>
      <text:p text:style-name="Preformatted_20_Text">make</text:p>
      <text:p text:style-name="Preformatted_20_Text">make DESTDIR=/home/user/newmodule install</text:p>
      <text:p text:style-name="P1">dir2xzm /home/user/newmodule</text:p>
      <text:h text:style-name="Heading_20_3" text:outline-level="3"><text:bookmark text:name=".D0.9F.D0.B0.D1.80.D0.B0.D0.BC.D0.B5.D1.82.D1.80.D1.8B_.D0.B7.D0.B0.D0.B3.D1.80.D1.83.D0.B7.D0.BA.D0.B8_.D1.81.D0.B8.D1.81.D1.82.D0.B5.D0.BC.D1.8B"/>Параметры загрузки системы</text:h>
      <text:p text:style-name="Text_20_body">Параметры могут быть поделены на несколько групп: </text:p>
      <text:list xml:id="list861679939" text:style-name="L73">
        <text:list-item>
          <text:p text:style-name="P150">параметры ядра <text:a xlink:type="simple" xlink:href="http://git.kernel.org/">http://git.kernel.org</text:a> </text:p>
        </text:list-item>
        <text:list-item>
          <text:p text:style-name="P150">параметры загрузочных скриптов Mageia <text:a xlink:type="simple" xlink:href="http://www.mageia.org/">http://www.mageia.org</text:a> </text:p>
        </text:list-item>
        <text:list-item>
          <text:p text:style-name="P150">параметры скриптов linux-live.org <text:a xlink:type="simple" xlink:href="http://www.slax.org/">http://www.slax.org</text:a> </text:p>
        </text:list-item>
        <text:list-item>
          <text:p text:style-name="P74">собственные параметры </text:p>
        </text:list-item>
      </text:list>
      <text:p text:style-name="Text_20_body">Параметры могут быть введены вручную на первом экране выбора режима загрузки. При использовании загрузчика <text:span text:style-name="T2">grub4dos</text:span> с помощью кнопки <text:span text:style-name="T2">E</text:span> можно отредактировать секцию загрузки и далее произвести загрузку клавишей <text:span text:style-name="T2">B</text:span>. При использовании <text:span text:style-name="T2">syslinux</text:span> правка параметров осуществляется клавишей <text:span text:style-name="T2">Tab</text:span>, загрузка клавишей <text:span text:style-name="T2">Enter</text:span>. Параметры переданные таким образом, работают однократно. Для постоянного применения параметра его нужно добавить в нужный файл настройки загрузчика, либо <text:span text:style-name="T2">/boot/grub4dos/menu.lst</text:span> либо в <text:span text:style-name="T2">/boot/syslinux/syslinux.cfg</text:span> </text:p>
      <text:h text:style-name="Heading_20_4" text:outline-level="4"><text:bookmark text:name=".D0.9F.D0.B0.D1.80.D0.B0.D0.BC.D0.B5.D1.82.D1.80.D1.8B_.D1.8F.D0.B4.D1.80.D0.B0"/>Параметры ядра</text:h>
      <text:list xml:id="list368856003" text:style-name="L74">
        <text:list-item>
          <text:p text:style-name="P151">vga=x, где x соответствует видеорежиму консоли. 791 соответствует 1024x768, 788 - 800x600, 0 - текстовый режим. ask - выбор варианта. Данный параметр не влияет на разрешение графического сервера (<text:a xlink:type="simple" xlink:href="http://kde.org/">КДЕ</text:a>, <text:a xlink:type="simple" xlink:href="http://gnome.org/">Гнома</text:a>, <text:a xlink:type="simple" xlink:href="http://lxde.org/">LXDE</text:a>) </text:p>
        </text:list-item>
        <text:list-item>
          <text:p text:style-name="P151">noapic, nolapic, без параметров. Отключают контроллер прерываний <text:a xlink:type="simple" xlink:href="http://ru.wikipedia.org/wiki/APIC">APIC</text:a>. На некотором железе глючные драйверы или глючное железо может приводить к полному зависанию системы в случайный момент времени. В этом случае помогает этот параметр. </text:p>
        </text:list-item>
        <text:list-item>
          <text:p text:style-name="P151">acpi=off - отключение системы управления питанием <text:a xlink:type="simple" xlink:href="http://ru.wikipedia.org/wiki/acpi">acpi</text:a>. Используется для устранения проблем с оборудованием. </text:p>
        </text:list-item>
        <text:list-item>
          <text:p text:style-name="P75">vmalloc=x - позволяет задать размер виртуальной памяти для ядра. Рекомендуется при использовании большого количества модулей увеличить размер по умолчанию (128Мб) до 256Мб или 512Мб. </text:p>
        </text:list-item>
      </text:list>
      <text:p text:style-name="Text_20_body"><text:soft-page-break/>Пример: </text:p>
      <text:p text:style-name="P1">vmalloc=256M</text:p>
      <text:h text:style-name="Heading_20_4" text:outline-level="4"><text:bookmark text:name=".D0.9F.D0.B0.D1.80.D0.B0.D0.BC.D0.B5.D1.82.D1.80.D1.8B_.D0.B7.D0.B0.D0.B3.D1.80.D1.83.D0.B7.D0.BE.D1.87.D0.BD.D1.8B.D1.85_.D1.81.D0.BA.D1.80.D0.B8.D0.BF.D1.82.D0.BE.D0.B2_Mageia"/>Параметры загрузочных скриптов Mageia</text:h>
      <text:list xml:id="list447316945" text:style-name="L75">
        <text:list-item>
          <text:p text:style-name="P76">xdriver=x, где x - драйвер графического сервера. Может быть равным free для видеокарт <text:a xlink:type="simple" xlink:href="http://nvidia.ru/">nvidia</text:a> и <text:a xlink:type="simple" xlink:href="http://ati.amd.com/">ati</text:a> (драйвер без поддержки 3D). Драйвер vesa или fbdev может использоваться для всех видеокарт, поддерживающих режим <text:a xlink:type="simple" xlink:href="http://ru.wikipedia.org/wiki/Framebuffer">framebuffer</text:a>. </text:p>
        </text:list-item>
      </text:list>
      <text:p text:style-name="Text_20_body">Примеры: </text:p>
      <text:p text:style-name="P1">xdriver=free</text:p>
      <text:p text:style-name="Text_20_body">- не использовать коммерческие драйвера для карт nvidia, amd/ati </text:p>
      <text:p text:style-name="P1">xdriver=fbdev</text:p>
      <text:p text:style-name="Text_20_body">- универсальный драйвер для любой видеокарты, не поддерживает 3D (используйте в случае если на Вашу карту драйверы отсутствуют или не работают как нужно) </text:p>
      <text:p text:style-name="P1">xdriver=nvidia-current</text:p>
      <text:p text:style-name="Text_20_body">- используйте, если система не смогла автоматически определить драйвер для вашей современной Nvidia карты </text:p>
      <text:p text:style-name="P1">xdriver=intel</text:p>
      <text:p text:style-name="Text_20_body">- используйте, если система не смогла автоматически определить драйвер для вашей Intel карты </text:p>
      <text:list xml:id="list1157025421" text:style-name="L76">
        <text:list-item>
          <text:p text:style-name="P152">no3ddesktop, без параметров, отключает 3d эффекты рабочего стола. </text:p>
        </text:list-item>
        <text:list-item>
          <text:p text:style-name="P77">nopat - отключение параллельной загрузки служб. Помогает загрузить систему на старых граф. картах <text:a xlink:type="simple" xlink:href="http://nvidia.ru/">nvidia</text:a> (GeForce 4 MX440) </text:p>
        </text:list-item>
      </text:list>
      <text:h text:style-name="Heading_20_4" text:outline-level="4"><text:bookmark text:name=".D0.9F.D0.B0.D1.80.D0.B0.D0.BC.D0.B5.D1.82.D1.80.D1.8B_.D1.81.D0.BA.D1.80.D0.B8.D0.BF.D1.82.D0.BE.D0.B2_linux-live.org_.28.D1.81_.D0.BC.D0.BE.D0.B4.D0.B8.D1.84.D0.B8.D0.BA.D0.B0.D1.86.D0.B8.D1.8F.D0.BC.D0.B8.29"/>Параметры скриптов linux-live.org (с модификациями)</text:h>
      <text:list xml:id="list1916849754" text:style-name="L77">
        <text:list-item>
          <text:p text:style-name="P153">nocd, nohd - позволяет игнорировать при поиске профиля, домашней директории CD-Rom-ы и HDD-диски соответственно. </text:p>
        </text:list-item>
        <text:list-item>
          <text:p text:style-name="P78">sgnfile=x - позволяет установить маркер базовой папки. Применяется для однозначного задания откуда загружать систему, например, когда MagicOS/EduMagic установлена на нескольких носителях одновременно. </text:p>
        </text:list-item>
      </text:list>
      <text:p text:style-name="Text_20_body">Пример: </text:p>
      <text:p text:style-name="P1">sgnfile=MagOS_flash.sgn</text:p>
      <text:list xml:id="list1764296768" text:style-name="L78">
        <text:list-item>
          <text:p text:style-name="P79">sgndatafile=x - позволяет установить маркер папки MagOS-Data. Применяется если используется несколько локальных хранилищ пользовательских данных. Значение параметра "no" позволяет отключить поиск MagOS-Data. </text:p>
        </text:list-item>
      </text:list>
      <text:p text:style-name="Text_20_body">Пример: </text:p>
      <text:p text:style-name="Preformatted_20_Text">sgndatafile=MagOS_data_20102.sgn</text:p>
      <text:p text:style-name="P1">sgndatafile=no</text:p>
      <text:list xml:id="list1891954169" text:style-name="L79">
        <text:list-item>
          <text:p text:style-name="P80">toram (copy2ram) - позволяет при загрузке скопировать операционную систему в память (что несколько замедляет процесс загрузки) и освободить носитель. Приводит к ускорению работы системы, уменьшению износа flash-памяти. Требует наличия от <text:soft-page-break/>3Г памяти для MagicOS. Может быть использован с параметрами, тогда в память загружаются не все модули, а только указанные. </text:p>
        </text:list-item>
      </text:list>
      <text:p text:style-name="Text_20_body">Пример: </text:p>
      <text:p text:style-name="P1">copy2ram=/0*,/1*,/2* - загружаются в память модули, имеющие в названии 0* (*-любое количество произвольных символов),1*,2*</text:p>
      <text:list xml:id="list347804901" text:style-name="L80">
        <text:list-item>
          <text:p text:style-name="P81">changes=x, где x - файл (универсально) или каталог (только для линуксовых файловых систем) для хранения данных. В случае использования файла он должен быть заранее отформатирован и иметь расширение __.img__. Возможно указание заранее созданного криптоконтейнера с алгоритмом AES256. Криптоконтейнер должен иметь расширение __.enc__. При этом данные при загрузке распаковываются из модуля в память, при выключении системы происходит упаковка (если доступен носитель). </text:p>
        </text:list-item>
      </text:list>
      <text:p text:style-name="Text_20_body">Примеры: </text:p>
      <text:p text:style-name="P1">changes=/MagOS/MagOS_save1.img </text:p>
      <text:p text:style-name="P1">changes=/MagOS/MagOS.enc</text:p>
      <text:p text:style-name="Text_20_body">- заранее созданный криптоконтейнер. </text:p>
      <text:p text:style-name="P1">changes=/dev/sda1/profiles/profile_512.img</text:p>
      <text:p text:style-name="Text_20_body">- профиль-файл на устройстве /dev/sda1 в файле /profiles/profile_512.img </text:p>
      <text:p text:style-name="P1">changes=/dev/sda1/profiles/profile1</text:p>
      <text:p text:style-name="Text_20_body">- профиль-папка /profiles/profile1 на устройстве /dev/sda1 </text:p>
      <text:p text:style-name="P1">changes=/profiles/profile1</text:p>
      <text:p text:style-name="Text_20_body">- профиль-папка /profiles/profile1 ищется по всем устройствам и разделам </text:p>
      <text:p text:style-name="P1">changes=/MagOS/save.xzm</text:p>
      <text:p text:style-name="Text_20_body">- заранее созданный пустой модуль xzm. </text:p>
      <text:list xml:id="list2022682638" text:style-name="L81">
        <text:list-item>
          <text:p text:style-name="P82">ramsize=x, где x - проценты или количество памяти, используемой для корневой файловой системы в памяти, если не используется changes=. </text:p>
        </text:list-item>
      </text:list>
      <text:p text:style-name="Text_20_body">Пример: </text:p>
      <text:p text:style-name="P1">ramsize=80%</text:p>
      <text:p text:style-name="Text_20_body">При наличии swap вы можете указать размер ramsize превышающий размер оперативной памяти, и корневая файловая система будет увеличиваться в swap по мере заполнения ram. Это может понадобиться например при распаковке больших ахивов, конвертировании видео и прочих действий активно использующих /tmp. </text:p>
      <text:p text:style-name="Text_20_body">Пример: </text:p>
      <text:p text:style-name="P1">ramsize=200%</text:p>
      <text:p text:style-name="Text_20_body">- рам диск вдвое больше размера оперативной памяти. </text:p>
      <text:list xml:id="list492183374" text:style-name="L82">
        <text:list-item>
          <text:p text:style-name="P83">load=x, где x - перечень необязательных модулей из MagOS/optional, которые должны быть загружены. </text:p>
        </text:list-item>
      </text:list>
      <text:p text:style-name="Text_20_body">Пример: </text:p>
      <text:p text:style-name="P1">load=my_modules,my_favorite_module.xzm</text:p>
      <text:list xml:id="list590827577" text:style-name="L83">
        <text:list-item>
          <text:p text:style-name="P84"><text:soft-page-break/>noload=x, где x - перечень обязательных модулей из <text:span text:style-name="T2">MagOS/base</text:span> и <text:span text:style-name="T2">MagOS/modules</text:span>, которые не нужно загружать. </text:p>
        </text:list-item>
      </text:list>
      <text:p text:style-name="Text_20_body">Примеры: </text:p>
      <text:p text:style-name="P1">noload=/4?-*,kde,gnome</text:p>
      <text:p text:style-name="Text_20_body">- не загружаются модули содержащие в названии 4?- (?-любой произвольный символ, т.е. 41-, 4d-, 42-,4g- и т.д.), а также kde, gnome </text:p>
      <text:p text:style-name="P1">noload=/modules/</text:p>
      <text:p text:style-name="Text_20_body">- не загружаются модули из папки modules </text:p>
      <text:h text:style-name="Heading_20_4" text:outline-level="4"><text:bookmark text:name=".D0.A1.D0.BE.D0.B1.D1.81.D1.82.D0.B2.D0.B5.D0.BD.D0.BD.D1.8B.D0.B5_.D0.BF.D0.B0.D1.80.D0.B0.D0.BC.D0.B5.D1.82.D1.80.D1.8B_MagicOS.2FEduMagic"/>Собственные параметры MagicOS/EduMagic</text:h>
      <text:list xml:id="list110596323" text:style-name="L84">
        <text:list-item>
          <text:p text:style-name="P154">freemedia - при использовании режима toram и не использования параметра changes носитель будет отключен от папки /mnt/livemedia и может быть извлечён. </text:p>
        </text:list-item>
        <text:list-item>
          <text:p text:style-name="P154">desktop=x, где x одно или несколько значений из lxde, kde, gnome, none , kdm, gdm, slim - позволяет выбрать графическую среду для загрузки. </text:p>
        </text:list-item>
        <text:list-item>
          <text:p text:style-name="P154">lxde, kde, gnome - определяют какая среда будет загружаться. Параметр none отключает загрузку графического сервера. </text:p>
        </text:list-item>
        <text:list-item>
          <text:p text:style-name="P85">kdm, gdm, slim - задействуют соответствующий менеджер входа, вместо того, что идёт вместе со средой (полезно заменять простой slim на gdm, когда доступен модуль gnome). Внимание: Указание менеджера входа должно быть после указания среды! </text:p>
        </text:list-item>
      </text:list>
      <text:p text:style-name="Text_20_body">Пример: </text:p>
      <text:p text:style-name="P1">desktop=lxde,gdm</text:p>
      <text:p text:style-name="Text_20_body">- загрузить среду LXDE, использовать менеджер входа GDM. </text:p>
      <text:list xml:id="list499027979" text:style-name="L85">
        <text:list-item>
          <text:p text:style-name="P155">findswap - найти и использовать swap раздел или файл. Если отсутствует специальный swap раздел, будет найден и использован swap файл от Windows. данный параметр необходим при работе с малым объёмом памяти. </text:p>
        </text:list-item>
        <text:list-item>
          <text:p text:style-name="P86">users - автоматически создать пользователей, если ранее они не были созданы. </text:p>
        </text:list-item>
      </text:list>
      <text:p text:style-name="Text_20_body">Пример: </text:p>
      <text:p text:style-name="P1">users=master:500:x,guest:501</text:p>
      <text:p text:style-name="Text_20_body">- будут созданы пользователи master (с номером 500) с паролем по умолчанию и guest (501) без пароля. </text:p>
      <text:p text:style-name="Text_20_body">В качестве пароля допустимы либо поставить символ маленькой латинской буквы икс "x", что соответствует паролю по умолчанию, либо можно передать хеш пароля из /etc/shadow. </text:p>
      <text:list xml:id="list1988299270" text:style-name="L86">
        <text:list-item>
          <text:p text:style-name="P87">autologin=x - задаёт пользователя для автовхода. </text:p>
        </text:list-item>
      </text:list>
      <text:p text:style-name="P1">autologin=master</text:p>
      <text:p text:style-name="Text_20_body">- войти в систему под пользователем master </text:p>
      <text:p text:style-name="P1">autologin=none</text:p>
      <text:p text:style-name="Text_20_body">- отключает автовход </text:p>
      <text:list xml:id="list878007908" text:style-name="L87">
        <text:list-item>
          <text:p text:style-name="P88">home=x , где x - локальный путь до папки или блочного устройства - задаёт расположение домашних папок пользователей. В случае использования файла он должен быть заранее отформатирован и иметь расширение __.img__. Возможно <text:soft-page-break/>указание заранее созданного криптоконтейнера с алгоритмом AES256. Криптоконтейнер должен иметь расширение __.enc__. </text:p>
        </text:list-item>
      </text:list>
      <text:p text:style-name="Text_20_body">Примеры: </text:p>
      <text:p text:style-name="P1">home=/MagOS/home/</text:p>
      <text:p text:style-name="Text_20_body">- осуществляется поиск на всех устройствах /MagOS/home/ и подключение первого найденного. </text:p>
      <text:p text:style-name="P1">home=/MagOS/home.img</text:p>
      <text:p text:style-name="Text_20_body">- домашний каталог в файле /MagOS/home.img </text:p>
      <text:p text:style-name="P1">home=/dev/sdb1/home/neikin.img</text:p>
      <text:p text:style-name="Text_20_body">- домашний каталог на устройстве /dev/sdb1 в файле /home/neikin.img </text:p>
      <text:list xml:id="list1871916430" text:style-name="L88">
        <text:list-item>
          <text:p text:style-name="P89">config=x , где x - относительно базовой папки (/MagOS-Data или /MagOS) URI - задаёт расположение файла настроек (значение по умолчанию - MagOS.ini ). </text:p>
        </text:list-item>
      </text:list>
      <text:p text:style-name="Text_20_body">Пример: </text:p>
      <text:p text:style-name="P1">config=configs/MagOS_work.ini</text:p>
      <text:p text:style-name="Text_20_body">- задает размещение файла настроек в /MagOS-Data/configs/MagOS_work.ini, либо /MagOS/configs/MagOS_work.ini если первый вариант не найден </text:p>
      <text:list xml:id="list749008569" text:style-name="L89">
        <text:list-item>
          <text:p text:style-name="P156">unionfs - позволяет при загрузке использовать unionfs вместо aufs. </text:p>
        </text:list-item>
        <text:list-item>
          <text:p text:style-name="P156">fsck - проверка и исправление ошибок на файловых системах если они подключаются на этапе загрузки системы. Поддерживаются ext2-4, reiserfs, vfat, ntfs. Также производится обработка контейнеров (файлы *.img) и криптоконтейнеров (*.enc) </text:p>
        </text:list-item>
        <text:list-item>
          <text:p text:style-name="P90">xres=XxY - установка конкретного разрешения для графического сервера (опция работает не для всех видео драйверов). </text:p>
        </text:list-item>
      </text:list>
      <text:p text:style-name="Text_20_body">Пример: </text:p>
      <text:p text:style-name="P1">xres=1024x768</text:p>
      <text:p text:style-name="Text_20_body">- установка разрешения 1024 на 768 точек. </text:p>
      <text:list xml:id="list1333205069" text:style-name="L90">
        <text:list-item>
          <text:p text:style-name="P157">language=x - какой язык и какая раскладка клавиатуры будет после загрузки, язык может быть russian, english; если параметр language не указан, то используется русский язык с английской/русской раскладкой клавиатуры </text:p>
        </text:list-item>
        <text:list-item>
          <text:p text:style-name="P91">xvideo=x определяет какие видео драйвера будут загружаться при первом старте дистрибутива - свободные free или несвободные (проприетарные) nonfree. При явном указании видео драйвера через параметр xdriver параметр xvideo теряет свою силу. </text:p>
        </text:list-item>
      </text:list>
      <text:p text:style-name="Text_20_body">Примеры: </text:p>
      <text:p text:style-name="P1">xvideo=free</text:p>
      <text:p text:style-name="Text_20_body">- автоматически подобрать свободный видео драйвер </text:p>
      <text:p text:style-name="P1">xvideo=nonfree</text:p>
      <text:p text:style-name="Text_20_body">- автоматически подобрать несвободный видео драйвер </text:p>
      <text:h text:style-name="Heading_20_3" text:outline-level="3"><text:bookmark text:name=".D0.A7.D0.90.D0.92.D0.9E_-_.D0.A7.D0.B0.D1.81.D1.82.D0.BE_.D0.B7.D0.B0.D0.B4.D0.B0.D0.B2.D0.B0.D0.B5.D0.BC.D1.8B.D0.B5_.D0.B2.D0.BE.D0.BF.D1.80.D0.BE.D1.81.D1.8B"/>ЧАВО - Часто задаваемые вопросы</text:h>
      <text:p text:style-name="Text_20_body"><text:span text:style-name="T1">Пароль по умолчанию</text:span> </text:p>
      <text:p text:style-name="Text_20_body"><text:soft-page-break/>Пароль по умолчанию для пользователей установлен в "<text:span text:style-name="T2">magos</text:span>". Пароль администратора (пользователь root) определён как "<text:span text:style-name="T2">toor</text:span>". Вы можете сменить эти пароли через ini файл (см. комментарии в файле). В ini файле указывается хеш пароля. Чтобы узнать хеш от нужной парольной фразы, смените пароль пользователя через "Настройку компьютера", затем возьмите хеш из файла /etc/shadow (второе поле с разделителем ":"). </text:p>
      <text:p text:style-name="Text_20_body">Пример MagOS.ini: </text:p>
      <text:p text:style-name="Preformatted_20_Text"># Default user password is 'magos'</text:p>
      <text:p text:style-name="Preformatted_20_Text"># Хэш пароля для пользователя по умолчанию (стандартно magos)</text:p>
      <text:p text:style-name="Preformatted_20_Text">DEFAULTPASSWD='$2a$08$7zaCsmtvyXcGKVC3jRkUkeLnscv6s0mkXJ4GnJfrMzgmcMZzvF2a2'</text:p>
      <text:p text:style-name="Preformatted_20_Text"># Default root password is 'toor'</text:p>
      <text:p text:style-name="Preformatted_20_Text"># Хеш пароля для пользователя root (стандартно toor)</text:p>
      <text:p text:style-name="P1">DEFAULTROOTPASSWD='$2a$08$6Sd1ei3xkrWq21ypHSlgZOOlViPgyi4u.g7P0hZgpHx43cWwjO/Ji'</text:p>
      <text:p text:style-name="Text_20_body"><text:span text:style-name="T1">Загрузка с винта вместо флешки</text:span> </text:p>
      <text:p text:style-name="Text_20_body">Стартую в чистом режиме с флешки - после длительного раздумья автоматически монтируется винт и система загружается оттуда... </text:p>
      <text:p text:style-name="Text_20_body">Можно сделать так чтобы флешка загружалась только с себя. Самый удобный способ - во все секции загрузчика к параметрам загрузки добавить параметр sgnfile=MagOS_flash.sgn и переименовать на флешке файл MagOS.sgn в MagOS_flash.sgn </text:p>
      <text:p text:style-name="Text_20_body"><text:span text:style-name="T1">Работа с профилями</text:span> </text:p>
      <text:p text:style-name="Text_20_body">Профили можно задать в файле меню загрузчика : \boot\grub4dos\menu.lst параметром changes=имя_файла_профиля. </text:p>
      <text:p text:style-name="Text_20_body">Пример пукта меню: </text:p>
      <text:p text:style-name="Preformatted_20_Text">title MagOS_Home_profile</text:p>
      <text:p text:style-name="Preformatted_20_Text">#find --set-root --ignore-floppies --ignore-cd /MagOS/MagOS.sgn</text:p>
      <text:p text:style-name="Preformatted_20_Text">kernel /MagOS/vmlinuz <text:s/>ramdisk_size=12000 root=/dev/ram0 rw vga=791 quiet changes=/MagOS/MagOS_save1.img splash=silent</text:p>
      <text:p text:style-name="P1">initrd /MagOS/initrd.gz</text:p>
      <text:p text:style-name="Text_20_body"><text:span text:style-name="T1">Как создать профиль</text:span> </text:p>
      <text:p text:style-name="Text_20_body">Необходимо выполнить команды в консоли. </text:p>
      <text:p text:style-name="Text_20_body">Создать файл профиля необходимого размера: </text:p>
      <text:p text:style-name="P1">dd if=/dev/zero of=Путь/ИмяПрофиля bs=1M count=2500</text:p>
      <text:p text:style-name="Text_20_body">- создает заготовку профиля размером 2.5G (1M * 2500) Отформатировать созданный профиль в необходимой файловой системе: </text:p>
      <text:p text:style-name="Preformatted_20_Text">mkfs.ext3 Путь/ИмяПрофиля - создает профиль с файловой системой Ext3</text:p>
      <text:p text:style-name="P1"><text:s/></text:p>
      <text:p text:style-name="Text_20_body"><text:span text:style-name="T1">Как увеличить размер профиля</text:span> </text:p>
      <text:p text:style-name="Text_20_body">Нужно загрузиться в чистом режиме без профиля и выполнить команды в консоли. </text:p>
      <text:p text:style-name="Text_20_body">Получить права root: </text:p>
      <text:p text:style-name="P1">su -</text:p>
      <text:p text:style-name="Text_20_body">Перейти в папку где лежат профили: </text:p>
      <text:p text:style-name="P1">cd /mnt/livemedia/MagOS</text:p>
      <text:p text:style-name="Text_20_body">Проверить профиль на ошибки (считаем что используется профиль MagOS_save1.img ): </text:p>
      <text:p text:style-name="P1"><text:soft-page-break/>e2fsck -f MagOS_save1.img</text:p>
      <text:p text:style-name="Text_20_body">Расширить профиль: </text:p>
      <text:p text:style-name="P1">resize2fs MagOS_save1.img 1000M</text:p>
      <text:p text:style-name="Text_20_body">Вместо 1000M можно поставить размер в гигабайтах: 1G, 2G, 3.5G </text:p>
      <text:p text:style-name="Text_20_body">Или использовать команду: </text:p>
      <text:p text:style-name="P1">beesu -l "e2fsck -f /mnt/livemedia/MagOS-Data/MagOS_save1.img; profiler_helper resize /mnt/livemedia/MagOS-Data/MagOS_save1.img"</text:p>
      <text:p text:style-name="Text_20_body">Тогда будет запрошен пароль root, профиль /mnt/livemedia/MagOS-Data/MagOS_save1.img будет проверен на ошибки, затем будет предложено указать размер профиля, и он будет расширен. </text:p>
      <text:p text:style-name="Text_20_body">Если предложенные варианты не решают вашу проблему, необходимо написать о ней в форуме и вам обязательно помогут ее разрешить. </text:p>
      <text:h text:style-name="Heading_20_3" text:outline-level="3"><text:bookmark text:name=".D0.9B.D0.B8.D1.86.D0.B5.D0.BD.D0.B7.D0.B8.D1.8F"/>Лицензия</text:h>
      <text:p text:style-name="Text_20_body">Данное программное обеспечение (ПО) состоит из компонентов, созданных различными людьми или организациями. Сборочные скрипты и основная часть компонентов распространяются под лицензиями GNU GPL , которые позволяют вам свободно использовать, тиражировать, адаптировать или перераспределять компоненты, на которые распространяется действие лицензий. Остальные компоненты имеют различные лицензии, которые могут ограничивать исследование кода и изменение этих компонентов (см. документацию в /usr/share/doc/ или на сайте производителя). </text:p>
      <text:p text:style-name="Text_20_body">Эти дистрибутивы могут распространяться и использоваться в пределах стран СНГ. Важно: использование данного дистрибутива может быть только некоммерческим. Вы можете распространять и использовать дистрибутивы в других странах, но предварительно Вы должны убедиться, что Ваши законы позволяют использовать все пакеты дистрибутива командой: </text:p>
      <text:p text:style-name="P1">rpm -qa</text:p>
      <text:p text:style-name="Text_20_body">Перед скачиванием убедитесь, что Ваши законы позволяют использовать все пакеты, входящие в дистрибутив: </text:p>
      <text:p text:style-name="Text_20_body">Для EduMagic: <text:a xlink:type="simple" xlink:href="http://code.google.com/p/magicos/source/browse/trunk/docs/all_edu_rpm.txt">http://code.google.com/p/magicos/source/browse/trunk/docs/all_edu_rpm.txt</text:a> </text:p>
      <text:p text:style-name="Text_20_body">Для MagicOS: <text:a xlink:type="simple" xlink:href="http://code.google.com/p/magicos/source/browse/trunk/docs/all_rpm.txt">http://code.google.com/p/magicos/source/browse/trunk/docs/all_rpm.txt</text:a> </text:p>
      <text:p text:style-name="Text_20_body">Гарантии: Данное программное обеспечение поставляется без каких-либо гарантий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FreeSans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7T13:12:50</meta:creation-date>
    <dc:date>2013-07-21T12:07:03</dc:date>
    <meta:editing-duration>P0D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4" meta:paragraph-count="343" meta:word-count="4101" meta:character-count="31044" meta:non-whitespace-character-count="27133"/>
  </office:meta>
</office:document-meta>
</file>